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style:text-underline-style="solid" style:text-underline-width="auto" style:text-underline-color="font-color" fo:font-weight="bold" officeooo:rsid="00b9df7d" officeooo:paragraph-rsid="00b9df7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b9fb68" officeooo:paragraph-rsid="00b9fb6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bb5749" officeooo:paragraph-rsid="00bb574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b9df7d" officeooo:paragraph-rsid="00b9df7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bb5749" officeooo:paragraph-rsid="00bb574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c2a6a0" officeooo:paragraph-rsid="00c2a6a0" style:font-weight-asian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b9ce4a"/>
    </style:style>
    <style:style style:name="T3" style:family="text">
      <style:text-properties style:text-position="0% 100%" officeooo:rsid="00bd1c1b"/>
    </style:style>
    <style:style style:name="T4" style:family="text">
      <style:text-properties style:text-position="0% 100%" officeooo:rsid="00bd6def"/>
    </style:style>
    <style:style style:name="T5" style:family="text">
      <style:text-properties style:text-position="0% 100%" officeooo:rsid="00bf3ca8"/>
    </style:style>
    <style:style style:name="T6" style:family="text">
      <style:text-properties style:text-position="0% 100%" officeooo:rsid="00c03ff4"/>
    </style:style>
    <style:style style:name="T7" style:family="text">
      <style:text-properties style:text-position="0% 100%" officeooo:rsid="00c238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</text:span><text:span text:style-name="T1">lossary</text:span></text:p>
      <text:p text:style-name="P4"/>
      <text:p text:style-name="P2"><text:span text:style-name="T1">Biodiversity – </text:span><text:span text:style-name="T3">The </text:span><text:span text:style-name="T4">total</text:span><text:span text:style-name="T3"> variety of life in an environment, </text:span><text:span text:style-name="T4">the number of different species</text:span></text:p>
      <text:p text:style-name="P3"><text:span text:style-name="T1">Species – </text:span><text:span text:style-name="T5">Organisms that are genetically similar enough to breed and produce fertile offspring.</text:span></text:p>
      <text:p text:style-name="P3"><text:span text:style-name="T1">Niche – </text:span><text:span text:style-name="T6">The range of environments where a species can survive and reproduce.</text:span></text:p>
      <text:p text:style-name="P3"><text:span text:style-name="T1">Habitat – </text:span><text:span text:style-name="T7">The environment where a species lives.</text:span></text:p>
      <text:p text:style-name="P3"><text:span text:style-name="T7"/></text:p>
      <text:p text:style-name="P6"><text:span text:style-name="T7">E</text:span><text:span text:style-name="T1">ndemic species – a species that is unique to a specific geographic loc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6T14:10:41.806496041</meta:creation-date>
    <meta:generator>LibreOffice/7.0.3.1$Linux_X86_64 LibreOffice_project/00$Build-1</meta:generator>
    <dc:date>2021-01-12T12:37:16.431246280</dc:date>
    <meta:editing-duration>PT1H50M20S</meta:editing-duration>
    <meta:editing-cycles>135</meta:editing-cycles>
    <meta:document-statistic meta:table-count="0" meta:image-count="0" meta:object-count="0" meta:page-count="1" meta:paragraph-count="6" meta:word-count="59" meta:character-count="395" meta:non-whitespace-character-count="337"/>
  </office:meta>
</office:document-meta>
</file>